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GUILA PECUARIA DEL PERU E.I.R.L. (BERITA)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UILA PECUARIA DEL PERU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OPEZ TAVERA, ROOG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VACUNA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23:11:3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